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fo:font-size="14pt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857b3"/>
    </style:style>
    <style:style style:name="P4" style:family="paragraph" style:parent-style-name="Text_20_body">
      <style:text-properties fo:font-size="14pt" officeooo:paragraph-rsid="001857b3"/>
    </style:style>
    <style:style style:name="P5" style:family="paragraph" style:parent-style-name="Text_20_body">
      <style:text-properties officeooo:paragraph-rsid="001b81bc"/>
    </style:style>
    <style:style style:name="P6" style:family="paragraph" style:parent-style-name="Text_20_body">
      <style:text-properties officeooo:paragraph-rsid="001cb07e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cb07e"/>
    </style:style>
    <style:style style:name="P8" style:family="paragraph" style:parent-style-name="Text_20_body">
      <style:text-properties officeooo:paragraph-rsid="001e0fdd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e0fdd"/>
    </style:style>
    <style:style style:name="T1" style:family="text">
      <style:text-properties fo:font-size="14pt"/>
    </style:style>
    <style:style style:name="T2" style:family="text">
      <style:text-properties fo:font-size="14pt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o utilizar textos com áudios e vídeos</text:h>
      <text:p text:style-name="Text_20_body"><text:span text:style-name="Strong_20_Emphasis"><text:span text:style-name="T1">Dia 01</text:span></text:span></text:p>
      <text:p text:style-name="P3"><text:span text:style-name="T2">Passo 01:</text:span><text:span text:style-name="T1"> Assista ao vídeo sem legendas, ou escute o áudio do texto sem ler o texto.</text:span></text:p>
      <text:p text:style-name="P4">Tome nota do quanto você conseguiu entender. (20%, 30%, etc.)</text:p>
      <text:p text:style-name="P3"><text:span text:style-name="T2">Passo 02:</text:span><text:span text:style-name="T1"> Assista ao vídeo com legendas em inglês, ou escute o áudio e leia</text:span></text:p>
      <text:p text:style-name="P4">(mentalmente) o texto enquanto ouve.</text:p>
      <text:p text:style-name="Text_20_body"><text:span text:style-name="T2">Passo 03:</text:span><text:span text:style-name="T1"> Leia a transcrição do vídeo (</text:span><text:a xlink:type="simple" xlink:href="https://downsub.com/" office:target-frame-name="_blank" xlink:show="new" text:style-name="Internet_20_link" text:visited-style-name="Visited_20_Internet_20_Link"><text:span text:style-name="T1">https://downsub.com/</text:span></text:a><text:span text:style-name="T1">), ou o texto com áudio em voz alta, e sublinhe as palavras novas e as partes que você não entende o sentido claramente.</text:span></text:p>
      <text:p text:style-name="Text_20_body"><text:span text:style-name="T2">Passo 04:</text:span><text:span text:style-name="T1"> Novamente, assista ao vídeo sem legendas ou escute o áudio sem ler o texto. Tome nota do quanto você conseguiu entender, provavelmente será um pouco mais que antes já. (40%, 50%, etc.)</text:span></text:p>
      <text:p text:style-name="P2">Tempo total de prática: 10-15 minutos (dependendo do tamanho do vídeo/áudio)</text:p>
      <text:p text:style-name="Text_20_body"><text:span text:style-name="Strong_20_Emphasis"><text:span text:style-name="T1">Dia 02</text:span></text:span></text:p>
      <text:p text:style-name="P5"><text:span text:style-name="T2">Passo 01:</text:span><text:span text:style-name="T1"> Assista ao vídeo sem legendas ou escute o áudio do texto sem ler o texto.</text:span></text:p>
      <text:p text:style-name="P5"><text:span text:style-name="T1">Tome nota do quanto você conseguiu entender.</text:span></text:p>
      <text:p text:style-name="P7"><text:span text:style-name="T2">Passo 02:</text:span><text:span text:style-name="T1"> Assista ao vídeo com legendas em inglês, ou escute o áudio e leia</text:span></text:p>
      <text:p text:style-name="P6"><text:span text:style-name="T1">(mentalmente) o texto enquanto ouve.</text:span></text:p>
      <text:p text:style-name="Text_20_body"><text:span text:style-name="T2">Passo 03:</text:span><text:span text:style-name="T1"> Leia a transcrição completa do vídeo, ou o texto do áudio em voz alta uma vez. Após, procure no dicionário o significado das palavras novas que você sublinhou e escreva a tradução delas. Escreva também a tradução da frase toda.</text:span></text:p>
      <text:p text:style-name="P9"><text:span text:style-name="T1">Ex. schoolboy = estudante</text:span></text:p>
      <text:p text:style-name="P8"><text:span text:style-name="T1">I am a schoolboy. = Eu sou um estudante.</text:span></text:p>
      <text:p text:style-name="Text_20_body"><text:span text:style-name="T2">Passo 04:</text:span><text:span text:style-name="T1"> Novamente, assista ao vídeo sem legendas, ou escute o áudio do texto sem ler o texto. Tome nota do quanto você conseguiu entender.</text:span></text:p>
      <text:p text:style-name="P2">Tempo total de prática: 20-25 minutos (dependendo do tamanho do vídeo/áudio)</text:p>
      <text:p text:style-name="Text_20_body"><text:span text:style-name="Strong_20_Emphasis"><text:span text:style-name="T1">Dia 03</text:span></text:span></text:p>
      <text:p text:style-name="Text_20_body"><text:span text:style-name="T2">Passo 01:</text:span><text:span text:style-name="T1"> Leia o texto em voz alta e revise/relembre as palavras novas nas suas</text:span><text:line-break/><text:span text:style-name="T1">anotações .</text:span></text:p>
      <text:p text:style-name="Text_20_body"><text:span text:style-name="T2">Passo 02:</text:span><text:span text:style-name="T1"> Assista ao vídeo sem legendas, ou escute o áudio do texto sem ler o texto.</text:span><text:line-break/><text:span text:style-name="T1">Tome nota do quanto você conseguiu entender.</text:span></text:p>
      <text:p text:style-name="Text_20_body"><text:soft-page-break/><text:span text:style-name="T2">Passo 03:</text:span><text:span text:style-name="T1"> Escreva uma frase com o vocabulário novo que você sublinhou no dia</text:span><text:line-break/><text:span text:style-name="T1">anterior. Invente uma frase com cada palavra nova. Faça frases simples, de acordo</text:span><text:line-break/><text:span text:style-name="T1">com seu nível de inglês.</text:span></text:p>
      <text:p text:style-name="P2">Tempo total de prática: 20-25 minutos (dependendo do tamanho do vídeo/áudio)</text:p>
      <text:p text:style-name="Text_20_body"><text:span text:style-name="Strong_20_Emphasis"><text:span text:style-name="T1">Dia 04</text:span></text:span></text:p>
      <text:p text:style-name="Text_20_body"><text:span text:style-name="T2">Passo 01:</text:span><text:span text:style-name="T1"> Assista ao vídeo sem legendas, ou escute o áudio do texto sem ler o texto.</text:span><text:line-break/><text:span text:style-name="T1">Tome nota do quanto você conseguiu entender.</text:span></text:p>
      <text:p text:style-name="P2">Se consegue entender 90% do que é falado, sem ler o texto, você está pronto para<text:line-break/>trabalhar com o próximo texto. Parabéns!!!</text:p>
      <text:p text:style-name="Text_20_body"><text:span text:style-name="T1">Se você ainda tem dificuldade em entender o que é dito, repita os passos que você</text:span><text:line-break/><text:span text:style-name="T1">fez no Dia 01 por mais alguns dias.</text:span></text:p>
      <text:p text:style-name="Text_20_body"><text:span text:style-name="T2">Passo 02:</text:span><text:span text:style-name="T1"> Assista ao vídeo com legendas em inglês, ou escute o áudio e leia</text:span><text:line-break/><text:span text:style-name="T1">(mentalmente) o texto enquanto ouve.</text:span></text:p>
      <text:p text:style-name="Text_20_body"><text:span text:style-name="T2">Passo 03:</text:span><text:span text:style-name="T1"> Leia a transcrição do vídeo, ou o texto com áudio em voz alta, e sublinhe</text:span><text:line-break/><text:span text:style-name="T1">as palavras novas e as partes que você não entende o sentido claramente.</text:span></text:p>
      <text:p text:style-name="Text_20_body"><text:span text:style-name="T2">Passo 04: </text:span><text:span text:style-name="T1">Novamente, assista ao vídeo sem legendas ou escute o áudio sem ler o</text:span><text:line-break/><text:span text:style-name="T1">texto. Tome nota do quanto você conseguiu entender.</text:span></text:p>
      <text:p text:style-name="Text_20_body"><text:span text:style-name="T1">Reading Practice for Beginners → </text:span><text:a xlink:type="simple" xlink:href="https://drive.google.com/file/d/1QCZ-ZoIviT9m5xNB53-4sAFPAJMh7WaG/view" office:target-frame-name="_blank" xlink:show="new" text:style-name="Internet_20_link" text:visited-style-name="Visited_20_Internet_20_Link"><text:span text:style-name="Strong_20_Emphasis"><text:span text:style-name="T2">Click here</text:span></text:span></text:a></text:p>
      <text:p text:style-name="Text_20_body"><text:span text:style-name="T1">Reading Practice for Elementary</text:span><text:span text:style-name="Strong_20_Emphasis"><text:span text:style-name="T1"> → </text:span></text:span><text:a xlink:type="simple" xlink:href="https://drive.google.com/file/d/1lJNKFVNoO7oAGdZCWrro89ExhKYP7qBy/view" office:target-frame-name="_blank" xlink:show="new" text:style-name="Internet_20_link" text:visited-style-name="Visited_20_Internet_20_Link"><text:span text:style-name="Strong_20_Emphasis"><text:span text:style-name="T2">Click here</text:span></text:span></text:a></text:p>
      <text:p text:style-name="Text_20_body"><text:span text:style-name="T1">Reading Practice for Intermediate</text:span><text:span text:style-name="Strong_20_Emphasis"><text:span text:style-name="T1"> → </text:span></text:span><text:a xlink:type="simple" xlink:href="https://drive.google.com/file/d/1JoH5xO7bjZhb1RTvMZ_ynp9ungUAFpXa/view" office:target-frame-name="_blank" xlink:show="new" text:style-name="Internet_20_link" text:visited-style-name="Visited_20_Internet_20_Link"><text:span text:style-name="Strong_20_Emphasis"><text:span text:style-name="T1">Click here</text:span></text:span></text:a></text:p>
      <text:p text:style-name="Text_20_body"><text:span text:style-name="T1">Extra - Reading Practice for Beginners (Audios) → </text:span><text:a xlink:type="simple" xlink:href="https://drive.google.com/drive/folders/1n5FfV_zGEtD29fZNIOwJEuAhVTH1Fdtj" office:target-frame-name="_blank" xlink:show="new" text:style-name="Internet_20_link" text:visited-style-name="Visited_20_Internet_20_Link"><text:span text:style-name="Strong_20_Emphasis"><text:span text:style-name="T2">Click here</text:span></text:span></text:a></text:p>
      <text:p text:style-name="Text_20_body"><text:span text:style-name="T1">Extra - Reading Practice for Elementary (Audios) → </text:span><text:a xlink:type="simple" xlink:href="https://drive.google.com/drive/folders/1rOBqMbsZyL8zqoSVYZqGh_Utn2k3dGAz" office:target-frame-name="_blank" xlink:show="new" text:style-name="Internet_20_link" text:visited-style-name="Visited_20_Internet_20_Link"><text:span text:style-name="Strong_20_Emphasis"><text:span text:style-name="T2">Click here</text:span>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8:02:05.921796986</meta:creation-date>
    <dc:date>2024-04-03T17:09:49.306756877</dc:date>
    <meta:editing-duration>PT20M4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541" meta:character-count="3025" meta:non-whitespace-character-count="2520"/>
  </office:meta>
</office:document-meta>
</file>